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5362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2.1016in"/>
    </style:style>
    <style:style style:name="co5" style:family="table-column">
      <style:table-column-properties fo:break-before="auto" style:column-width="1.7791in"/>
    </style:style>
    <style:style style:name="co6" style:family="table-column">
      <style:table-column-properties fo:break-before="auto" style:column-width="2.0047in"/>
    </style:style>
    <style:style style:name="co7" style:family="table-column">
      <style:table-column-properties fo:break-before="auto" style:column-width="1.4575in"/>
    </style:style>
    <style:style style:name="co8" style:family="table-column">
      <style:table-column-properties fo:break-before="auto" style:column-width="1.6075in"/>
    </style:style>
    <style:style style:name="co9" style:family="table-column">
      <style:table-column-properties fo:break-before="auto" style:column-width="1.4472in"/>
    </style:style>
    <style:style style:name="co10" style:family="table-column">
      <style:table-column-properties fo:break-before="auto" style:column-width="1.8972in"/>
    </style:style>
    <style:style style:name="co11" style:family="table-column">
      <style:table-column-properties fo:break-before="auto" style:column-width="1.7256in"/>
    </style:style>
    <style:style style:name="co12" style:family="table-column">
      <style:table-column-properties fo:break-before="auto" style:column-width="2.0256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yniki_gl_na_listy_po_okregach_sej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umer okręgu</text:p>
          </table:table-cell>
          <table:table-cell office:value-type="string" calcext:value-type="string">
            <text:p>Nazwa</text:p>
          </table:table-cell>
          <table:table-cell office:value-type="string" calcext:value-type="string">
            <text:p>KOALICYJNY KOMITET WYBORCZY KOALICJA OBYWATELSKA PO .N IPL ZIELONI - ZPOW-601-6/19</text:p>
          </table:table-cell>
          <table:table-cell office:value-type="string" calcext:value-type="string">
            <text:p>KOMITET WYBORCZY AKCJA ZAWIEDZIONYCH EMERYTÓW RENCISTÓW - ZPOW-601-21/19</text:p>
          </table:table-cell>
          <table:table-cell office:value-type="string" calcext:value-type="string">
            <text:p>KOMITET WYBORCZY KONFEDERACJA WOLNOŚĆ I NIEPODLEGŁOŚĆ - ZPOW-601-5/19</text:p>
          </table:table-cell>
          <table:table-cell office:value-type="string" calcext:value-type="string">
            <text:p>KOMITET WYBORCZY POLSKIE STRONNICTWO LUDOWE - ZPOW-601-19/19</text:p>
          </table:table-cell>
          <table:table-cell office:value-type="string" calcext:value-type="string">
            <text:p>KOMITET WYBORCZY PRAWICA - ZPOW-601-20/19</text:p>
          </table:table-cell>
          <table:table-cell office:value-type="string" calcext:value-type="string">
            <text:p>KOMITET WYBORCZY PRAWO I SPRAWIEDLIWOŚĆ - ZPOW-601-9/19</text:p>
          </table:table-cell>
          <table:table-cell office:value-type="string" calcext:value-type="string">
            <text:p>KOMITET WYBORCZY SKUTECZNI PIOTRA LIROYA-MARCA - ZPOW-601-17/19</text:p>
          </table:table-cell>
          <table:table-cell office:value-type="string" calcext:value-type="string">
            <text:p>KOMITET WYBORCZY SOJUSZ LEWICY DEMOKRATYCZNEJ - ZPOW-601-1/19</text:p>
          </table:table-cell>
          <table:table-cell office:value-type="string" calcext:value-type="string">
            <text:p>KOMITET WYBORCZY WYBORCÓW KOALICJA BEZPARTYJNI I SAMORZĄDOWCY - ZPOW-601-10/19</text:p>
          </table:table-cell>
          <table:table-cell office:value-type="string" calcext:value-type="string">
            <text:p>KOMITET WYBORCZY WYBORCÓW MNIEJSZOŚĆ NIEMIECKA - ZPOW-601-15/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kręg Wyborczy Nr 1</text:p>
          </table:table-cell>
          <table:table-cell office:value-type="float" office:value="108191" calcext:value-type="float">
            <text:p>108191</text:p>
          </table:table-cell>
          <table:table-cell/>
          <table:table-cell office:value-type="float" office:value="25319" calcext:value-type="float">
            <text:p>25319</text:p>
          </table:table-cell>
          <table:table-cell office:value-type="float" office:value="31006" calcext:value-type="float">
            <text:p>31006</text:p>
          </table:table-cell>
          <table:table-cell/>
          <table:table-cell office:value-type="float" office:value="183364" calcext:value-type="float">
            <text:p>183364</text:p>
          </table:table-cell>
          <table:table-cell/>
          <table:table-cell office:value-type="float" office:value="71061" calcext:value-type="float">
            <text:p>71061</text:p>
          </table:table-cell>
          <table:table-cell office:value-type="float" office:value="13495" calcext:value-type="float">
            <text:p>1349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kręg Wyborczy Nr 2</text:p>
          </table:table-cell>
          <table:table-cell office:value-type="float" office:value="90812" calcext:value-type="float">
            <text:p>90812</text:p>
          </table:table-cell>
          <table:table-cell/>
          <table:table-cell office:value-type="float" office:value="15346" calcext:value-type="float">
            <text:p>15346</text:p>
          </table:table-cell>
          <table:table-cell office:value-type="float" office:value="20528" calcext:value-type="float">
            <text:p>20528</text:p>
          </table:table-cell>
          <table:table-cell/>
          <table:table-cell office:value-type="float" office:value="114728" calcext:value-type="float">
            <text:p>114728</text:p>
          </table:table-cell>
          <table:table-cell/>
          <table:table-cell office:value-type="float" office:value="34957" calcext:value-type="float">
            <text:p>34957</text:p>
          </table:table-cell>
          <table:table-cell office:value-type="float" office:value="6631" calcext:value-type="float">
            <text:p>663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kręg Wyborczy Nr 3</text:p>
          </table:table-cell>
          <table:table-cell office:value-type="float" office:value="214629" calcext:value-type="float">
            <text:p>214629</text:p>
          </table:table-cell>
          <table:table-cell/>
          <table:table-cell office:value-type="float" office:value="48775" calcext:value-type="float">
            <text:p>48775</text:p>
          </table:table-cell>
          <table:table-cell office:value-type="float" office:value="42269" calcext:value-type="float">
            <text:p>42269</text:p>
          </table:table-cell>
          <table:table-cell/>
          <table:table-cell office:value-type="float" office:value="226915" calcext:value-type="float">
            <text:p>226915</text:p>
          </table:table-cell>
          <table:table-cell/>
          <table:table-cell office:value-type="float" office:value="100843" calcext:value-type="float">
            <text:p>100843</text:p>
          </table:table-cell>
          <table:table-cell office:value-type="float" office:value="21024" calcext:value-type="float">
            <text:p>2102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kręg Wyborczy Nr 4</text:p>
          </table:table-cell>
          <table:table-cell office:value-type="float" office:value="142844" calcext:value-type="float">
            <text:p>142844</text:p>
          </table:table-cell>
          <table:table-cell/>
          <table:table-cell office:value-type="float" office:value="32406" calcext:value-type="float">
            <text:p>32406</text:p>
          </table:table-cell>
          <table:table-cell office:value-type="float" office:value="41497" calcext:value-type="float">
            <text:p>41497</text:p>
          </table:table-cell>
          <table:table-cell/>
          <table:table-cell office:value-type="float" office:value="167550" calcext:value-type="float">
            <text:p>167550</text:p>
          </table:table-cell>
          <table:table-cell/>
          <table:table-cell office:value-type="float" office:value="69763" calcext:value-type="float">
            <text:p>69763</text:p>
          </table:table-cell>
          <table:table-cell office:value-type="float" office:value="5922" calcext:value-type="float">
            <text:p>59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kręg Wyborczy Nr 5</text:p>
          </table:table-cell>
          <table:table-cell office:value-type="float" office:value="119526" calcext:value-type="float">
            <text:p>119526</text:p>
          </table:table-cell>
          <table:table-cell/>
          <table:table-cell office:value-type="float" office:value="28625" calcext:value-type="float">
            <text:p>28625</text:p>
          </table:table-cell>
          <table:table-cell office:value-type="float" office:value="49225" calcext:value-type="float">
            <text:p>49225</text:p>
          </table:table-cell>
          <table:table-cell/>
          <table:table-cell office:value-type="float" office:value="182648" calcext:value-type="float">
            <text:p>182648</text:p>
          </table:table-cell>
          <table:table-cell/>
          <table:table-cell office:value-type="float" office:value="67076" calcext:value-type="float">
            <text:p>67076</text:p>
          </table:table-cell>
          <table:table-cell office:value-type="float" office:value="5230" calcext:value-type="float">
            <text:p>523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kręg Wyborczy Nr 6</text:p>
          </table:table-cell>
          <table:table-cell office:value-type="float" office:value="109185" calcext:value-type="float">
            <text:p>109185</text:p>
          </table:table-cell>
          <table:table-cell/>
          <table:table-cell office:value-type="float" office:value="40012" calcext:value-type="float">
            <text:p>40012</text:p>
          </table:table-cell>
          <table:table-cell office:value-type="float" office:value="51474" calcext:value-type="float">
            <text:p>51474</text:p>
          </table:table-cell>
          <table:table-cell/>
          <table:table-cell office:value-type="float" office:value="313284" calcext:value-type="float">
            <text:p>313284</text:p>
          </table:table-cell>
          <table:table-cell/>
          <table:table-cell office:value-type="float" office:value="44152" calcext:value-type="float">
            <text:p>44152</text:p>
          </table:table-cell>
          <table:table-cell office:value-type="float" office:value="7490" calcext:value-type="float">
            <text:p>749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kręg Wyborczy Nr 7</text:p>
          </table:table-cell>
          <table:table-cell office:value-type="float" office:value="59401" calcext:value-type="float">
            <text:p>59401</text:p>
          </table:table-cell>
          <table:table-cell/>
          <table:table-cell office:value-type="float" office:value="23439" calcext:value-type="float">
            <text:p>23439</text:p>
          </table:table-cell>
          <table:table-cell office:value-type="float" office:value="47604" calcext:value-type="float">
            <text:p>47604</text:p>
          </table:table-cell>
          <table:table-cell/>
          <table:table-cell office:value-type="float" office:value="238802" calcext:value-type="float">
            <text:p>238802</text:p>
          </table:table-cell>
          <table:table-cell/>
          <table:table-cell office:value-type="float" office:value="27404" calcext:value-type="float">
            <text:p>27404</text:p>
          </table:table-cell>
          <table:table-cell office:value-type="float" office:value="4668" calcext:value-type="float">
            <text:p>466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kręg Wyborczy Nr 8</text:p>
          </table:table-cell>
          <table:table-cell office:value-type="float" office:value="136955" calcext:value-type="float">
            <text:p>136955</text:p>
          </table:table-cell>
          <table:table-cell/>
          <table:table-cell office:value-type="float" office:value="31490" calcext:value-type="float">
            <text:p>31490</text:p>
          </table:table-cell>
          <table:table-cell office:value-type="float" office:value="50943" calcext:value-type="float">
            <text:p>50943</text:p>
          </table:table-cell>
          <table:table-cell/>
          <table:table-cell office:value-type="float" office:value="150188" calcext:value-type="float">
            <text:p>150188</text:p>
          </table:table-cell>
          <table:table-cell/>
          <table:table-cell office:value-type="float" office:value="68341" calcext:value-type="float">
            <text:p>6834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kręg Wyborczy Nr 9</text:p>
          </table:table-cell>
          <table:table-cell office:value-type="float" office:value="148830" calcext:value-type="float">
            <text:p>148830</text:p>
          </table:table-cell>
          <table:table-cell/>
          <table:table-cell office:value-type="float" office:value="27627" calcext:value-type="float">
            <text:p>27627</text:p>
          </table:table-cell>
          <table:table-cell office:value-type="float" office:value="18828" calcext:value-type="float">
            <text:p>18828</text:p>
          </table:table-cell>
          <table:table-cell/>
          <table:table-cell office:value-type="float" office:value="136731" calcext:value-type="float">
            <text:p>136731</text:p>
          </table:table-cell>
          <table:table-cell/>
          <table:table-cell office:value-type="float" office:value="83524" calcext:value-type="float">
            <text:p>8352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kręg Wyborczy Nr 10</text:p>
          </table:table-cell>
          <table:table-cell office:value-type="float" office:value="54160" calcext:value-type="float">
            <text:p>54160</text:p>
          </table:table-cell>
          <table:table-cell/>
          <table:table-cell office:value-type="float" office:value="23427" calcext:value-type="float">
            <text:p>23427</text:p>
          </table:table-cell>
          <table:table-cell office:value-type="float" office:value="36151" calcext:value-type="float">
            <text:p>36151</text:p>
          </table:table-cell>
          <table:table-cell/>
          <table:table-cell office:value-type="float" office:value="194658" calcext:value-type="float">
            <text:p>194658</text:p>
          </table:table-cell>
          <table:table-cell/>
          <table:table-cell office:value-type="float" office:value="37930" calcext:value-type="float">
            <text:p>3793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kręg Wyborczy Nr 11</text:p>
          </table:table-cell>
          <table:table-cell office:value-type="float" office:value="94268" calcext:value-type="float">
            <text:p>94268</text:p>
          </table:table-cell>
          <table:table-cell/>
          <table:table-cell office:value-type="float" office:value="27054" calcext:value-type="float">
            <text:p>27054</text:p>
          </table:table-cell>
          <table:table-cell office:value-type="float" office:value="47373" calcext:value-type="float">
            <text:p>47373</text:p>
          </table:table-cell>
          <table:table-cell/>
          <table:table-cell office:value-type="float" office:value="229245" calcext:value-type="float">
            <text:p>229245</text:p>
          </table:table-cell>
          <table:table-cell/>
          <table:table-cell office:value-type="float" office:value="55116" calcext:value-type="float">
            <text:p>55116</text:p>
          </table:table-cell>
          <table:table-cell office:value-type="float" office:value="7183" calcext:value-type="float">
            <text:p>718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kręg Wyborczy Nr 12</text:p>
          </table:table-cell>
          <table:table-cell office:value-type="float" office:value="72869" calcext:value-type="float">
            <text:p>72869</text:p>
          </table:table-cell>
          <table:table-cell/>
          <table:table-cell office:value-type="float" office:value="22334" calcext:value-type="float">
            <text:p>22334</text:p>
          </table:table-cell>
          <table:table-cell office:value-type="float" office:value="24996" calcext:value-type="float">
            <text:p>24996</text:p>
          </table:table-cell>
          <table:table-cell/>
          <table:table-cell office:value-type="float" office:value="169106" calcext:value-type="float">
            <text:p>169106</text:p>
          </table:table-cell>
          <table:table-cell/>
          <table:table-cell office:value-type="float" office:value="26909" calcext:value-type="float">
            <text:p>2690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kręg Wyborczy Nr 13</text:p>
          </table:table-cell>
          <table:table-cell office:value-type="float" office:value="197930" calcext:value-type="float">
            <text:p>197930</text:p>
          </table:table-cell>
          <table:table-cell/>
          <table:table-cell office:value-type="float" office:value="51855" calcext:value-type="float">
            <text:p>51855</text:p>
          </table:table-cell>
          <table:table-cell office:value-type="float" office:value="47219" calcext:value-type="float">
            <text:p>47219</text:p>
          </table:table-cell>
          <table:table-cell office:value-type="float" office:value="1765" calcext:value-type="float">
            <text:p>1765</text:p>
          </table:table-cell>
          <table:table-cell office:value-type="float" office:value="256847" calcext:value-type="float">
            <text:p>256847</text:p>
          </table:table-cell>
          <table:table-cell/>
          <table:table-cell office:value-type="float" office:value="84457" calcext:value-type="float">
            <text:p>84457</text:p>
          </table:table-cell>
          <table:table-cell office:value-type="float" office:value="9214" calcext:value-type="float">
            <text:p>921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kręg Wyborczy Nr 14</text:p>
          </table:table-cell>
          <table:table-cell office:value-type="float" office:value="51183" calcext:value-type="float">
            <text:p>51183</text:p>
          </table:table-cell>
          <table:table-cell/>
          <table:table-cell office:value-type="float" office:value="25747" calcext:value-type="float">
            <text:p>25747</text:p>
          </table:table-cell>
          <table:table-cell office:value-type="float" office:value="27203" calcext:value-type="float">
            <text:p>27203</text:p>
          </table:table-cell>
          <table:table-cell/>
          <table:table-cell office:value-type="float" office:value="243583" calcext:value-type="float">
            <text:p>243583</text:p>
          </table:table-cell>
          <table:table-cell/>
          <table:table-cell office:value-type="float" office:value="22483" calcext:value-type="float">
            <text:p>2248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kręg Wyborczy Nr 15</text:p>
          </table:table-cell>
          <table:table-cell office:value-type="float" office:value="48597" calcext:value-type="float">
            <text:p>48597</text:p>
          </table:table-cell>
          <table:table-cell/>
          <table:table-cell office:value-type="float" office:value="24695" calcext:value-type="float">
            <text:p>24695</text:p>
          </table:table-cell>
          <table:table-cell office:value-type="float" office:value="46333" calcext:value-type="float">
            <text:p>46333</text:p>
          </table:table-cell>
          <table:table-cell/>
          <table:table-cell office:value-type="float" office:value="206845" calcext:value-type="float">
            <text:p>206845</text:p>
          </table:table-cell>
          <table:table-cell/>
          <table:table-cell office:value-type="float" office:value="20618" calcext:value-type="float">
            <text:p>2061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kręg Wyborczy Nr 16</text:p>
          </table:table-cell>
          <table:table-cell office:value-type="float" office:value="62429" calcext:value-type="float">
            <text:p>62429</text:p>
          </table:table-cell>
          <table:table-cell/>
          <table:table-cell office:value-type="float" office:value="19405" calcext:value-type="float">
            <text:p>19405</text:p>
          </table:table-cell>
          <table:table-cell office:value-type="float" office:value="56227" calcext:value-type="float">
            <text:p>56227</text:p>
          </table:table-cell>
          <table:table-cell/>
          <table:table-cell office:value-type="float" office:value="194371" calcext:value-type="float">
            <text:p>194371</text:p>
          </table:table-cell>
          <table:table-cell/>
          <table:table-cell office:value-type="float" office:value="32448" calcext:value-type="float">
            <text:p>32448</text:p>
          </table:table-cell>
          <table:table-cell office:value-type="float" office:value="5681" calcext:value-type="float">
            <text:p>568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kręg Wyborczy Nr 17</text:p>
          </table:table-cell>
          <table:table-cell office:value-type="float" office:value="57449" calcext:value-type="float">
            <text:p>57449</text:p>
          </table:table-cell>
          <table:table-cell/>
          <table:table-cell office:value-type="float" office:value="19724" calcext:value-type="float">
            <text:p>19724</text:p>
          </table:table-cell>
          <table:table-cell office:value-type="float" office:value="34185" calcext:value-type="float">
            <text:p>34185</text:p>
          </table:table-cell>
          <table:table-cell/>
          <table:table-cell office:value-type="float" office:value="193709" calcext:value-type="float">
            <text:p>193709</text:p>
          </table:table-cell>
          <table:table-cell office:value-type="float" office:value="2503" calcext:value-type="float">
            <text:p>2503</text:p>
          </table:table-cell>
          <table:table-cell office:value-type="float" office:value="24884" calcext:value-type="float">
            <text:p>24884</text:p>
          </table:table-cell>
          <table:table-cell office:value-type="float" office:value="2555" calcext:value-type="float">
            <text:p>255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kręg Wyborczy Nr 18</text:p>
          </table:table-cell>
          <table:table-cell office:value-type="float" office:value="63124" calcext:value-type="float">
            <text:p>63124</text:p>
          </table:table-cell>
          <table:table-cell office:value-type="float" office:value="1412" calcext:value-type="float">
            <text:p>1412</text:p>
          </table:table-cell>
          <table:table-cell office:value-type="float" office:value="29390" calcext:value-type="float">
            <text:p>29390</text:p>
          </table:table-cell>
          <table:table-cell office:value-type="float" office:value="54085" calcext:value-type="float">
            <text:p>54085</text:p>
          </table:table-cell>
          <table:table-cell/>
          <table:table-cell office:value-type="float" office:value="270641" calcext:value-type="float">
            <text:p>270641</text:p>
          </table:table-cell>
          <table:table-cell/>
          <table:table-cell office:value-type="float" office:value="29235" calcext:value-type="float">
            <text:p>29235</text:p>
          </table:table-cell>
          <table:table-cell office:value-type="float" office:value="5019" calcext:value-type="float">
            <text:p>501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kręg Wyborczy Nr 19</text:p>
          </table:table-cell>
          <table:table-cell office:value-type="float" office:value="581077" calcext:value-type="float">
            <text:p>581077</text:p>
          </table:table-cell>
          <table:table-cell/>
          <table:table-cell office:value-type="float" office:value="103843" calcext:value-type="float">
            <text:p>103843</text:p>
          </table:table-cell>
          <table:table-cell office:value-type="float" office:value="65683" calcext:value-type="float">
            <text:p>65683</text:p>
          </table:table-cell>
          <table:table-cell/>
          <table:table-cell office:value-type="float" office:value="379880" calcext:value-type="float">
            <text:p>379880</text:p>
          </table:table-cell>
          <table:table-cell/>
          <table:table-cell office:value-type="float" office:value="251434" calcext:value-type="float">
            <text:p>25143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kręg Wyborczy Nr 20</text:p>
          </table:table-cell>
          <table:table-cell office:value-type="float" office:value="171286" calcext:value-type="float">
            <text:p>171286</text:p>
          </table:table-cell>
          <table:table-cell/>
          <table:table-cell office:value-type="float" office:value="39675" calcext:value-type="float">
            <text:p>39675</text:p>
          </table:table-cell>
          <table:table-cell office:value-type="float" office:value="51484" calcext:value-type="float">
            <text:p>51484</text:p>
          </table:table-cell>
          <table:table-cell/>
          <table:table-cell office:value-type="float" office:value="244823" calcext:value-type="float">
            <text:p>244823</text:p>
          </table:table-cell>
          <table:table-cell/>
          <table:table-cell office:value-type="float" office:value="78348" calcext:value-type="float">
            <text:p>78348</text:p>
          </table:table-cell>
          <table:table-cell office:value-type="float" office:value="13111" calcext:value-type="float">
            <text:p>1311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kręg Wyborczy Nr 21</text:p>
          </table:table-cell>
          <table:table-cell office:value-type="float" office:value="108570" calcext:value-type="float">
            <text:p>108570</text:p>
          </table:table-cell>
          <table:table-cell/>
          <table:table-cell office:value-type="float" office:value="23176" calcext:value-type="float">
            <text:p>23176</text:p>
          </table:table-cell>
          <table:table-cell office:value-type="float" office:value="41901" calcext:value-type="float">
            <text:p>41901</text:p>
          </table:table-cell>
          <table:table-cell/>
          <table:table-cell office:value-type="float" office:value="152999" calcext:value-type="float">
            <text:p>152999</text:p>
          </table:table-cell>
          <table:table-cell/>
          <table:table-cell office:value-type="float" office:value="47699" calcext:value-type="float">
            <text:p>47699</text:p>
          </table:table-cell>
          <table:table-cell/>
          <table:table-cell office:value-type="float" office:value="32094" calcext:value-type="float">
            <text:p>320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kręg Wyborczy Nr 22</text:p>
          </table:table-cell>
          <table:table-cell office:value-type="float" office:value="62246" calcext:value-type="float">
            <text:p>62246</text:p>
          </table:table-cell>
          <table:table-cell/>
          <table:table-cell office:value-type="float" office:value="26615" calcext:value-type="float">
            <text:p>26615</text:p>
          </table:table-cell>
          <table:table-cell office:value-type="float" office:value="30655" calcext:value-type="float">
            <text:p>30655</text:p>
          </table:table-cell>
          <table:table-cell/>
          <table:table-cell office:value-type="float" office:value="247488" calcext:value-type="float">
            <text:p>247488</text:p>
          </table:table-cell>
          <table:table-cell/>
          <table:table-cell office:value-type="float" office:value="23577" calcext:value-type="float">
            <text:p>2357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kręg Wyborczy Nr 23</text:p>
          </table:table-cell>
          <table:table-cell office:value-type="float" office:value="84703" calcext:value-type="float">
            <text:p>84703</text:p>
          </table:table-cell>
          <table:table-cell/>
          <table:table-cell office:value-type="float" office:value="48600" calcext:value-type="float">
            <text:p>48600</text:p>
          </table:table-cell>
          <table:table-cell office:value-type="float" office:value="45868" calcext:value-type="float">
            <text:p>45868</text:p>
          </table:table-cell>
          <table:table-cell/>
          <table:table-cell office:value-type="float" office:value="367268" calcext:value-type="float">
            <text:p>367268</text:p>
          </table:table-cell>
          <table:table-cell office:value-type="float" office:value="3530" calcext:value-type="float">
            <text:p>3530</text:p>
          </table:table-cell>
          <table:table-cell office:value-type="float" office:value="38817" calcext:value-type="float">
            <text:p>3881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kręg Wyborczy Nr 24</text:p>
          </table:table-cell>
          <table:table-cell office:value-type="float" office:value="109527" calcext:value-type="float">
            <text:p>109527</text:p>
          </table:table-cell>
          <table:table-cell office:value-type="float" office:value="1775" calcext:value-type="float">
            <text:p>1775</text:p>
          </table:table-cell>
          <table:table-cell office:value-type="float" office:value="36207" calcext:value-type="float">
            <text:p>36207</text:p>
          </table:table-cell>
          <table:table-cell office:value-type="float" office:value="48566" calcext:value-type="float">
            <text:p>48566</text:p>
          </table:table-cell>
          <table:table-cell/>
          <table:table-cell office:value-type="float" office:value="270888" calcext:value-type="float">
            <text:p>270888</text:p>
          </table:table-cell>
          <table:table-cell office:value-type="float" office:value="2272" calcext:value-type="float">
            <text:p>2272</text:p>
          </table:table-cell>
          <table:table-cell office:value-type="float" office:value="47342" calcext:value-type="float">
            <text:p>47342</text:p>
          </table:table-cell>
          <table:table-cell office:value-type="float" office:value="4001" calcext:value-type="float">
            <text:p>400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kręg Wyborczy Nr 25</text:p>
          </table:table-cell>
          <table:table-cell office:value-type="float" office:value="218484" calcext:value-type="float">
            <text:p>218484</text:p>
          </table:table-cell>
          <table:table-cell/>
          <table:table-cell office:value-type="float" office:value="38153" calcext:value-type="float">
            <text:p>38153</text:p>
          </table:table-cell>
          <table:table-cell office:value-type="float" office:value="31203" calcext:value-type="float">
            <text:p>31203</text:p>
          </table:table-cell>
          <table:table-cell/>
          <table:table-cell office:value-type="float" office:value="169753" calcext:value-type="float">
            <text:p>169753</text:p>
          </table:table-cell>
          <table:table-cell/>
          <table:table-cell office:value-type="float" office:value="71236" calcext:value-type="float">
            <text:p>7123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kręg Wyborczy Nr 26</text:p>
          </table:table-cell>
          <table:table-cell office:value-type="float" office:value="208208" calcext:value-type="float">
            <text:p>208208</text:p>
          </table:table-cell>
          <table:table-cell/>
          <table:table-cell office:value-type="float" office:value="42364" calcext:value-type="float">
            <text:p>42364</text:p>
          </table:table-cell>
          <table:table-cell office:value-type="float" office:value="46132" calcext:value-type="float">
            <text:p>46132</text:p>
          </table:table-cell>
          <table:table-cell/>
          <table:table-cell office:value-type="float" office:value="211582" calcext:value-type="float">
            <text:p>211582</text:p>
          </table:table-cell>
          <table:table-cell/>
          <table:table-cell office:value-type="float" office:value="72436" calcext:value-type="float">
            <text:p>7243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kręg Wyborczy Nr 27</text:p>
          </table:table-cell>
          <table:table-cell office:value-type="float" office:value="105876" calcext:value-type="float">
            <text:p>105876</text:p>
          </table:table-cell>
          <table:table-cell/>
          <table:table-cell office:value-type="float" office:value="28900" calcext:value-type="float">
            <text:p>28900</text:p>
          </table:table-cell>
          <table:table-cell office:value-type="float" office:value="27752" calcext:value-type="float">
            <text:p>27752</text:p>
          </table:table-cell>
          <table:table-cell/>
          <table:table-cell office:value-type="float" office:value="182027" calcext:value-type="float">
            <text:p>182027</text:p>
          </table:table-cell>
          <table:table-cell/>
          <table:table-cell office:value-type="float" office:value="44701" calcext:value-type="float">
            <text:p>4470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kręg Wyborczy Nr 28</text:p>
          </table:table-cell>
          <table:table-cell office:value-type="float" office:value="64374" calcext:value-type="float">
            <text:p>64374</text:p>
          </table:table-cell>
          <table:table-cell/>
          <table:table-cell office:value-type="float" office:value="17278" calcext:value-type="float">
            <text:p>17278</text:p>
          </table:table-cell>
          <table:table-cell office:value-type="float" office:value="24704" calcext:value-type="float">
            <text:p>24704</text:p>
          </table:table-cell>
          <table:table-cell/>
          <table:table-cell office:value-type="float" office:value="125990" calcext:value-type="float">
            <text:p>125990</text:p>
          </table:table-cell>
          <table:table-cell/>
          <table:table-cell office:value-type="float" office:value="44354" calcext:value-type="float">
            <text:p>44354</text:p>
          </table:table-cell>
          <table:table-cell office:value-type="float" office:value="7817" calcext:value-type="float">
            <text:p>781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kręg Wyborczy Nr 29</text:p>
          </table:table-cell>
          <table:table-cell office:value-type="float" office:value="111078" calcext:value-type="float">
            <text:p>111078</text:p>
          </table:table-cell>
          <table:table-cell/>
          <table:table-cell office:value-type="float" office:value="26114" calcext:value-type="float">
            <text:p>26114</text:p>
          </table:table-cell>
          <table:table-cell office:value-type="float" office:value="20408" calcext:value-type="float">
            <text:p>20408</text:p>
          </table:table-cell>
          <table:table-cell/>
          <table:table-cell office:value-type="float" office:value="128579" calcext:value-type="float">
            <text:p>128579</text:p>
          </table:table-cell>
          <table:table-cell/>
          <table:table-cell office:value-type="float" office:value="45583" calcext:value-type="float">
            <text:p>45583</text:p>
          </table:table-cell>
          <table:table-cell office:value-type="float" office:value="8885" calcext:value-type="float">
            <text:p>888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kręg Wyborczy Nr 30</text:p>
          </table:table-cell>
          <table:table-cell office:value-type="float" office:value="92493" calcext:value-type="float">
            <text:p>92493</text:p>
          </table:table-cell>
          <table:table-cell/>
          <table:table-cell office:value-type="float" office:value="23939" calcext:value-type="float">
            <text:p>23939</text:p>
          </table:table-cell>
          <table:table-cell office:value-type="float" office:value="18816" calcext:value-type="float">
            <text:p>18816</text:p>
          </table:table-cell>
          <table:table-cell/>
          <table:table-cell office:value-type="float" office:value="161160" calcext:value-type="float">
            <text:p>161160</text:p>
          </table:table-cell>
          <table:table-cell/>
          <table:table-cell office:value-type="float" office:value="32300" calcext:value-type="float">
            <text:p>32300</text:p>
          </table:table-cell>
          <table:table-cell office:value-type="float" office:value="5128" calcext:value-type="float">
            <text:p>512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kręg Wyborczy Nr 31</text:p>
          </table:table-cell>
          <table:table-cell office:value-type="float" office:value="174683" calcext:value-type="float">
            <text:p>174683</text:p>
          </table:table-cell>
          <table:table-cell/>
          <table:table-cell office:value-type="float" office:value="34416" calcext:value-type="float">
            <text:p>34416</text:p>
          </table:table-cell>
          <table:table-cell office:value-type="float" office:value="20512" calcext:value-type="float">
            <text:p>20512</text:p>
          </table:table-cell>
          <table:table-cell/>
          <table:table-cell office:value-type="float" office:value="184030" calcext:value-type="float">
            <text:p>184030</text:p>
          </table:table-cell>
          <table:table-cell/>
          <table:table-cell office:value-type="float" office:value="55992" calcext:value-type="float">
            <text:p>5599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kręg Wyborczy Nr 32</text:p>
          </table:table-cell>
          <table:table-cell office:value-type="float" office:value="99499" calcext:value-type="float">
            <text:p>99499</text:p>
          </table:table-cell>
          <table:table-cell/>
          <table:table-cell office:value-type="float" office:value="21650" calcext:value-type="float">
            <text:p>21650</text:p>
          </table:table-cell>
          <table:table-cell office:value-type="float" office:value="16263" calcext:value-type="float">
            <text:p>16263</text:p>
          </table:table-cell>
          <table:table-cell/>
          <table:table-cell office:value-type="float" office:value="124553" calcext:value-type="float">
            <text:p>124553</text:p>
          </table:table-cell>
          <table:table-cell/>
          <table:table-cell office:value-type="float" office:value="73466" calcext:value-type="float">
            <text:p>7346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kręg Wyborczy Nr 33</text:p>
          </table:table-cell>
          <table:table-cell office:value-type="float" office:value="94880" calcext:value-type="float">
            <text:p>94880</text:p>
          </table:table-cell>
          <table:table-cell/>
          <table:table-cell office:value-type="float" office:value="33895" calcext:value-type="float">
            <text:p>33895</text:p>
          </table:table-cell>
          <table:table-cell office:value-type="float" office:value="56289" calcext:value-type="float">
            <text:p>56289</text:p>
          </table:table-cell>
          <table:table-cell/>
          <table:table-cell office:value-type="float" office:value="314455" calcext:value-type="float">
            <text:p>314455</text:p>
          </table:table-cell>
          <table:table-cell office:value-type="float" office:value="8273" calcext:value-type="float">
            <text:p>8273</text:p>
          </table:table-cell>
          <table:table-cell office:value-type="float" office:value="56699" calcext:value-type="float">
            <text:p>56699</text:p>
          </table:table-cell>
          <table:table-cell office:value-type="float" office:value="5400" calcext:value-type="float">
            <text:p>540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kręg Wyborczy Nr 34</text:p>
          </table:table-cell>
          <table:table-cell office:value-type="float" office:value="71320" calcext:value-type="float">
            <text:p>71320</text:p>
          </table:table-cell>
          <table:table-cell/>
          <table:table-cell office:value-type="float" office:value="14187" calcext:value-type="float">
            <text:p>14187</text:p>
          </table:table-cell>
          <table:table-cell office:value-type="float" office:value="27319" calcext:value-type="float">
            <text:p>27319</text:p>
          </table:table-cell>
          <table:table-cell/>
          <table:table-cell office:value-type="float" office:value="102478" calcext:value-type="float">
            <text:p>102478</text:p>
          </table:table-cell>
          <table:table-cell/>
          <table:table-cell office:value-type="float" office:value="29196" calcext:value-type="float">
            <text:p>29196</text:p>
          </table:table-cell>
          <table:table-cell office:value-type="float" office:value="6319" calcext:value-type="float">
            <text:p>631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Okręg Wyborczy Nr 35</text:p>
          </table:table-cell>
          <table:table-cell office:value-type="float" office:value="87780" calcext:value-type="float">
            <text:p>87780</text:p>
          </table:table-cell>
          <table:table-cell/>
          <table:table-cell office:value-type="float" office:value="23134" calcext:value-type="float">
            <text:p>23134</text:p>
          </table:table-cell>
          <table:table-cell office:value-type="float" office:value="43758" calcext:value-type="float">
            <text:p>43758</text:p>
          </table:table-cell>
          <table:table-cell/>
          <table:table-cell office:value-type="float" office:value="128760" calcext:value-type="float">
            <text:p>128760</text:p>
          </table:table-cell>
          <table:table-cell office:value-type="float" office:value="2340" calcext:value-type="float">
            <text:p>2340</text:p>
          </table:table-cell>
          <table:table-cell office:value-type="float" office:value="45912" calcext:value-type="float">
            <text:p>4591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kręg Wyborczy Nr 36</text:p>
          </table:table-cell>
          <table:table-cell office:value-type="float" office:value="113489" calcext:value-type="float">
            <text:p>113489</text:p>
          </table:table-cell>
          <table:table-cell/>
          <table:table-cell office:value-type="float" office:value="30177" calcext:value-type="float">
            <text:p>30177</text:p>
          </table:table-cell>
          <table:table-cell office:value-type="float" office:value="58759" calcext:value-type="float">
            <text:p>58759</text:p>
          </table:table-cell>
          <table:table-cell/>
          <table:table-cell office:value-type="float" office:value="195053" calcext:value-type="float">
            <text:p>195053</text:p>
          </table:table-cell>
          <table:table-cell/>
          <table:table-cell office:value-type="float" office:value="61674" calcext:value-type="float">
            <text:p>61674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kręg Wyborczy Nr 37</text:p>
          </table:table-cell>
          <table:table-cell office:value-type="float" office:value="72295" calcext:value-type="float">
            <text:p>72295</text:p>
          </table:table-cell>
          <table:table-cell office:value-type="float" office:value="2261" calcext:value-type="float">
            <text:p>2261</text:p>
          </table:table-cell>
          <table:table-cell office:value-type="float" office:value="23810" calcext:value-type="float">
            <text:p>23810</text:p>
          </table:table-cell>
          <table:table-cell office:value-type="float" office:value="34620" calcext:value-type="float">
            <text:p>34620</text:p>
          </table:table-cell>
          <table:table-cell/>
          <table:table-cell office:value-type="float" office:value="166965" calcext:value-type="float">
            <text:p>166965</text:p>
          </table:table-cell>
          <table:table-cell/>
          <table:table-cell office:value-type="float" office:value="53090" calcext:value-type="float">
            <text:p>5309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kręg Wyborczy Nr 38</text:p>
          </table:table-cell>
          <table:table-cell office:value-type="float" office:value="106810" calcext:value-type="float">
            <text:p>106810</text:p>
          </table:table-cell>
          <table:table-cell/>
          <table:table-cell office:value-type="float" office:value="23123" calcext:value-type="float">
            <text:p>23123</text:p>
          </table:table-cell>
          <table:table-cell office:value-type="float" office:value="48371" calcext:value-type="float">
            <text:p>48371</text:p>
          </table:table-cell>
          <table:table-cell/>
          <table:table-cell office:value-type="float" office:value="124392" calcext:value-type="float">
            <text:p>124392</text:p>
          </table:table-cell>
          <table:table-cell/>
          <table:table-cell office:value-type="float" office:value="46355" calcext:value-type="float">
            <text:p>4635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kręg Wyborczy Nr 39</text:p>
          </table:table-cell>
          <table:table-cell office:value-type="float" office:value="233474" calcext:value-type="float">
            <text:p>233474</text:p>
          </table:table-cell>
          <table:table-cell/>
          <table:table-cell office:value-type="float" office:value="34024" calcext:value-type="float">
            <text:p>34024</text:p>
          </table:table-cell>
          <table:table-cell office:value-type="float" office:value="31875" calcext:value-type="float">
            <text:p>31875</text:p>
          </table:table-cell>
          <table:table-cell/>
          <table:table-cell office:value-type="float" office:value="130319" calcext:value-type="float">
            <text:p>130319</text:p>
          </table:table-cell>
          <table:table-cell/>
          <table:table-cell office:value-type="float" office:value="84835" calcext:value-type="float">
            <text:p>8483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kręg Wyborczy Nr 40</text:p>
          </table:table-cell>
          <table:table-cell office:value-type="float" office:value="87799" calcext:value-type="float">
            <text:p>87799</text:p>
          </table:table-cell>
          <table:table-cell/>
          <table:table-cell office:value-type="float" office:value="16259" calcext:value-type="float">
            <text:p>16259</text:p>
          </table:table-cell>
          <table:table-cell office:value-type="float" office:value="25632" calcext:value-type="float">
            <text:p>25632</text:p>
          </table:table-cell>
          <table:table-cell/>
          <table:table-cell office:value-type="float" office:value="100078" calcext:value-type="float">
            <text:p>100078</text:p>
          </table:table-cell>
          <table:table-cell/>
          <table:table-cell office:value-type="float" office:value="41943" calcext:value-type="float">
            <text:p>4194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kręg Wyborczy Nr 41</text:p>
          </table:table-cell>
          <table:table-cell office:value-type="float" office:value="168022" calcext:value-type="float">
            <text:p>168022</text:p>
          </table:table-cell>
          <table:table-cell/>
          <table:table-cell office:value-type="float" office:value="30744" calcext:value-type="float">
            <text:p>30744</text:p>
          </table:table-cell>
          <table:table-cell office:value-type="float" office:value="34807" calcext:value-type="float">
            <text:p>34807</text:p>
          </table:table-cell>
          <table:table-cell/>
          <table:table-cell office:value-type="float" office:value="165200" calcext:value-type="float">
            <text:p>165200</text:p>
          </table:table-cell>
          <table:table-cell/>
          <table:table-cell office:value-type="float" office:value="71756" calcext:value-type="float">
            <text:p>71756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formula="of:=[.C1]" office:value-type="string" office:string-value="KOALICYJNY KOMITET WYBORCZY KOALICJA OBYWATELSKA PO .N IPL ZIELONI - ZPOW-601-6/19" calcext:value-type="string">
            <text:p>KOALICYJNY KOMITET WYBORCZY KOALICJA OBYWATELSKA PO .N IPL ZIELONI - ZPOW-601-6/19</text:p>
          </table:table-cell>
          <table:table-cell table:formula="of:=[.D1]" office:value-type="string" office:string-value="KOMITET WYBORCZY AKCJA ZAWIEDZIONYCH EMERYTÓW RENCISTÓW - ZPOW-601-21/19" calcext:value-type="string">
            <text:p>KOMITET WYBORCZY AKCJA ZAWIEDZIONYCH EMERYTÓW RENCISTÓW - ZPOW-601-21/19</text:p>
          </table:table-cell>
          <table:table-cell table:formula="of:=[.E1]" office:value-type="string" office:string-value="KOMITET WYBORCZY KONFEDERACJA WOLNOŚĆ I NIEPODLEGŁOŚĆ - ZPOW-601-5/19" calcext:value-type="string">
            <text:p>KOMITET WYBORCZY KONFEDERACJA WOLNOŚĆ I NIEPODLEGŁOŚĆ - ZPOW-601-5/19</text:p>
          </table:table-cell>
          <table:table-cell table:formula="of:=[.F1]" office:value-type="string" office:string-value="KOMITET WYBORCZY POLSKIE STRONNICTWO LUDOWE - ZPOW-601-19/19" calcext:value-type="string">
            <text:p>KOMITET WYBORCZY POLSKIE STRONNICTWO LUDOWE - ZPOW-601-19/19</text:p>
          </table:table-cell>
          <table:table-cell table:formula="of:=[.G1]" office:value-type="string" office:string-value="KOMITET WYBORCZY PRAWICA - ZPOW-601-20/19" calcext:value-type="string">
            <text:p>KOMITET WYBORCZY PRAWICA - ZPOW-601-20/19</text:p>
          </table:table-cell>
          <table:table-cell table:formula="of:=[.H1]" office:value-type="string" office:string-value="KOMITET WYBORCZY PRAWO I SPRAWIEDLIWOŚĆ - ZPOW-601-9/19" calcext:value-type="string">
            <text:p>KOMITET WYBORCZY PRAWO I SPRAWIEDLIWOŚĆ - ZPOW-601-9/19</text:p>
          </table:table-cell>
          <table:table-cell table:formula="of:=[.I1]" office:value-type="string" office:string-value="KOMITET WYBORCZY SKUTECZNI PIOTRA LIROYA-MARCA - ZPOW-601-17/19" calcext:value-type="string">
            <text:p>KOMITET WYBORCZY SKUTECZNI PIOTRA LIROYA-MARCA - ZPOW-601-17/19</text:p>
          </table:table-cell>
          <table:table-cell table:formula="of:=[.J1]" office:value-type="string" office:string-value="KOMITET WYBORCZY SOJUSZ LEWICY DEMOKRATYCZNEJ - ZPOW-601-1/19" calcext:value-type="string">
            <text:p>KOMITET WYBORCZY SOJUSZ LEWICY DEMOKRATYCZNEJ - ZPOW-601-1/19</text:p>
          </table:table-cell>
          <table:table-cell table:formula="of:=[.K1]" office:value-type="string" office:string-value="KOMITET WYBORCZY WYBORCÓW KOALICJA BEZPARTYJNI I SAMORZĄDOWCY - ZPOW-601-10/19" calcext:value-type="string">
            <text:p>KOMITET WYBORCZY WYBORCÓW KOALICJA BEZPARTYJNI I SAMORZĄDOWCY - ZPOW-601-10/19</text:p>
          </table:table-cell>
          <table:table-cell table:formula="of:=[.L1]" office:value-type="string" office:string-value="KOMITET WYBORCZY WYBORCÓW MNIEJSZOŚĆ NIEMIECKA - ZPOW-601-15/19" calcext:value-type="string">
            <text:p>KOMITET WYBORCZY WYBORCÓW MNIEJSZOŚĆ NIEMIECKA - ZPOW-601-15/19</text:p>
          </table:table-cell>
        </table:table-row>
        <table:table-row table:style-name="ro1">
          <table:table-cell table:number-columns-repeated="2"/>
          <table:table-cell table:formula="of:=SUM([.C2:.C42])" office:value-type="float" office:value="5060355" calcext:value-type="float">
            <text:p>5060355</text:p>
          </table:table-cell>
          <table:table-cell table:formula="of:=SUM([.D2:.D42])" office:value-type="float" office:value="5448" calcext:value-type="float">
            <text:p>5448</text:p>
          </table:table-cell>
          <table:table-cell table:formula="of:=SUM([.E2:.E42])" office:value-type="float" office:value="1256953" calcext:value-type="float">
            <text:p>1256953</text:p>
          </table:table-cell>
          <table:table-cell table:formula="of:=SUM([.F2:.F42])" office:value-type="float" office:value="1578523" calcext:value-type="float">
            <text:p>1578523</text:p>
          </table:table-cell>
          <table:table-cell table:formula="of:=SUM([.G2:.G42])" office:value-type="float" office:value="1765" calcext:value-type="float">
            <text:p>1765</text:p>
          </table:table-cell>
          <table:table-cell table:formula="of:=SUM([.H2:.H42])" office:value-type="float" office:value="8051935" calcext:value-type="float">
            <text:p>8051935</text:p>
          </table:table-cell>
          <table:table-cell table:formula="of:=SUM([.I2:.I42])" office:value-type="float" office:value="18918" calcext:value-type="float">
            <text:p>18918</text:p>
          </table:table-cell>
          <table:table-cell table:formula="of:=SUM([.J2:.J42])" office:value-type="float" office:value="2319946" calcext:value-type="float">
            <text:p>2319946</text:p>
          </table:table-cell>
          <table:table-cell table:formula="of:=SUM([.K2:.K42])" office:value-type="float" office:value="144773" calcext:value-type="float">
            <text:p>144773</text:p>
          </table:table-cell>
          <table:table-cell table:formula="of:=SUM([.L2:.L42])" office:value-type="float" office:value="32094" calcext:value-type="float">
            <text:p>320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4T10:35:27.688422698</dc:date>
    <meta:editing-duration>PT6M17S</meta:editing-duration>
    <meta:editing-cycles>1</meta:editing-cycles>
    <meta:document-statistic meta:table-count="1" meta:cell-count="348" meta:object-count="0"/>
    <meta:generator>LibreOffice/7.3.7.2$Linux_X86_64 LibreOffice_project/30$Build-2</meta:generator>
  </office:meta>
</office:document-meta>
</file>